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Galland,%20Antoine%20(1646-1715)" text:style-name="Internet_20_link" text:visited-style-name="Visited_20_Internet_20_Link">Galland, Antoine (1646-1715)</text:a></text:p>
      <text:p text:style-name="Standard"><text:a xlink:type="simple" xlink:href="https://search.worldcat.org/fr/search?q=su%3AMille%20et%20une%20nuits" text:style-name="Internet_20_link" text:visited-style-name="Visited_20_Internet_20_Link"><text:span text:style-name="T3">Mille et une nuits</text:span></text:a></text:p>
      <text:p text:style-name="Standard"><text:a xlink:type="simple" xlink:href="https://search.worldcat.org/fr/search?q=su%3AOrientalistes" text:style-name="Internet_20_link" text:visited-style-name="Visited_20_Internet_20_Link"><text:span text:style-name="T3">Orientaliste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17:59.222000000</dc:date>
    <meta:editing-duration>PT21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8" meta:character-count="59" meta:non-whitespace-character-count="54"/>
  </office:meta>
</office:document-meta>
</file>